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625in" fo:margin-left="0.4375in" table:align="left" fo:background-color="transparent">
        <style:background-image/>
      </style:table-properties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4.5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-left="0.0597in" fo:padding-right="0.0597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#dddddd" fo:padding-left="0.0597in" fo:padding-right="0.0597in" fo:padding-top="0.0403in" fo:padding-bottom="0.0201in" fo:border="0.05pt solid #000000" style:writing-mode="page">
        <style:background-image/>
      </style:table-cell-properties>
    </style:style>
    <style:style style:name="Table1.A2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-left="0.0597in" fo:padding-right="0.0597in" fo:padding-top="0.0403in" fo:padding-bottom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597in" fo:padding-right="0.0597in" fo:padding-top="0.0403in" fo:padding-bottom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25in" fo:margin-left="0.5in" table:align="left" fo:background-color="transparent">
        <style:background-image/>
      </style:table-properties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3.375in"/>
    </style:style>
    <style:style style:name="Table2.D" style:family="table-column">
      <style:table-column-properties style:column-width="0.812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-left="0.0597in" fo:padding-right="0.0201in" fo:padding-top="0.0403in" fo:padding-bottom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D1" style:family="table-cell">
      <style:table-cell-properties fo:background-color="#dddddd" fo:padding-left="0.0597in" fo:padding-right="0.0201in" fo:padding-top="0.0403in" fo:padding-bottom="0.0201in" fo:border="0.05pt solid #000000" style:writing-mode="page">
        <style:background-image/>
      </style:table-cell-properties>
    </style:style>
    <style:style style:name="Table2.A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2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2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3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3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4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4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5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5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6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6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7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7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8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8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Table2.A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B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C9" style:family="table-cell">
      <style:table-cell-properties fo:padding-left="0.0597in" fo:padding-right="0.0201in" fo:padding-top="0.0403in" fo:padding-bottom="0.0201in" fo:border-left="0.05pt solid #000000" fo:border-right="none" fo:border-top="none" fo:border-bottom="0.05pt solid #000000" style:writing-mode="page"/>
    </style:style>
    <style:style style:name="Table2.D9" style:family="table-cell">
      <style:table-cell-properties fo:padding-left="0.0597in" fo:padding-right="0.0201in" fo:padding-top="0.0403in" fo:padding-bottom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margin-left="0in" fo:margin-right="0in" fo:text-indent="0in" style:auto-text-indent="false"/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4" style:family="paragraph" style:parent-style-name="Text_20_body">
      <style:paragraph-properties fo:margin-left="0in" fo:margin-right="0in" fo:margin-top="0in" fo:margin-bottom="0.0402in" style:contextual-spacing="false" fo:line-height="100%" fo:text-indent="0in" style:auto-text-indent="false"/>
      <style:text-properties officeooo:paragraph-rsid="003662c6"/>
    </style:style>
    <style:style style:name="P5" style:family="paragraph" style:parent-style-name="Table_20_Contents">
      <style:text-properties style:font-name="Liberation Sans1" fo:font-size="10.5pt" fo:font-weight="bold" officeooo:rsid="002ac7d7" officeooo:paragraph-rsid="002ac7d7" style:font-weight-asian="bold" style:font-weight-complex="bold"/>
    </style:style>
    <style:style style:name="P6" style:family="paragraph" style:parent-style-name="Table_20_Contents">
      <style:text-properties style:font-name="Liberation Sans1" fo:font-size="9pt" officeooo:rsid="003045ee" officeooo:paragraph-rsid="003045ee" style:font-size-asian="9pt" style:font-size-complex="9pt"/>
    </style:style>
    <style:style style:name="P7" style:family="paragraph" style:parent-style-name="Table_20_Contents">
      <style:text-properties style:font-name="Liberation Sans1" fo:font-size="9pt" officeooo:rsid="0031d815" officeooo:paragraph-rsid="0031d815" style:font-size-asian="9pt" style:font-size-complex="9pt"/>
    </style:style>
    <style:style style:name="P8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10" style:family="paragraph" style:parent-style-name="Heading_20_1" style:list-style-name="">
      <style:paragraph-properties>
        <style:tab-stops/>
      </style:paragraph-properties>
      <style:text-properties officeooo:rsid="0042b5ee" officeooo:paragraph-rsid="0042b5ee"/>
    </style:style>
    <style:style style:name="P11" style:family="paragraph" style:parent-style-name="Heading_20_1" style:list-style-name="">
      <style:paragraph-properties>
        <style:tab-stops/>
      </style:paragraph-properties>
    </style:style>
    <style:style style:name="P12" style:family="paragraph" style:parent-style-name="Heading_20_1">
      <style:paragraph-properties fo:margin-top="0.1701in" fo:margin-bottom="0.1201in" style:contextual-spacing="false"/>
      <style:text-properties officeooo:rsid="002ac7d7" officeooo:paragraph-rsid="002ac7d7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59b5ae" officeooo:paragraph-rsid="0059b5ae"/>
    </style:style>
    <style:style style:name="P15" style:family="paragraph" style:parent-style-name="Heading_20_2">
      <style:text-properties officeooo:paragraph-rsid="006440bf"/>
    </style:style>
    <style:style style:name="P16" style:family="paragraph" style:parent-style-name="Heading_20_2">
      <style:text-properties officeooo:paragraph-rsid="00677d8f"/>
    </style:style>
    <style:style style:name="P17" style:family="paragraph" style:parent-style-name="Heading_20_2">
      <style:paragraph-properties fo:margin-left="0in" fo:margin-right="0in" fo:text-indent="0in" style:auto-text-indent="false"/>
      <style:text-properties officeooo:rsid="00335066"/>
    </style:style>
    <style:style style:name="P18" style:family="paragraph" style:parent-style-name="Heading_20_2">
      <style:paragraph-properties fo:margin-left="0in" fo:margin-right="0in" fo:margin-top="0.1402in" fo:margin-bottom="0in" style:contextual-spacing="false" fo:text-indent="0in" style:auto-text-indent="false"/>
      <style:text-properties officeooo:paragraph-rsid="004f6c09"/>
    </style:style>
    <style:style style:name="P19" style:family="paragraph" style:parent-style-name="Heading_20_3">
      <style:text-properties officeooo:paragraph-rsid="005cf6d0"/>
    </style:style>
    <style:style style:name="P20" style:family="paragraph" style:parent-style-name="Heading_20_3" style:list-style-name="">
      <style:paragraph-properties>
        <style:tab-stops/>
      </style:paragraph-properties>
    </style:style>
    <style:style style:name="P21" style:family="paragraph" style:parent-style-name="Heading_20_3">
      <style:text-properties officeooo:paragraph-rsid="00632542"/>
    </style:style>
    <style:style style:name="P22" style:family="paragraph" style:parent-style-name="Heading_20_3">
      <style:text-properties officeooo:paragraph-rsid="006440bf"/>
    </style:style>
    <style:style style:name="P23" style:family="paragraph">
      <style:paragraph-properties fo:margin-top="0.0799in" fo:margin-bottom="0.0402in" style:contextual-spacing="false"/>
    </style:style>
    <style:style style:name="P24" style:family="paragraph" style:parent-style-name="Heading_20_3">
      <style:paragraph-properties fo:margin-top="0.0799in" fo:margin-bottom="0.0201in" style:contextual-spacing="false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Heading_20_3">
      <style:paragraph-properties fo:break-before="page"/>
      <style:text-properties officeooo:paragraph-rsid="005cf6d0"/>
    </style:style>
    <style:style style:name="P27" style:family="paragraph" style:parent-style-name="Heading_20_3" style:list-style-name="">
      <style:paragraph-properties fo:margin-left="1in" fo:margin-right="0in" fo:text-indent="0in" style:auto-text-indent="false">
        <style:tab-stops/>
      </style:paragraph-properties>
      <style:text-properties officeooo:paragraph-rsid="005cf6d0"/>
    </style:style>
    <style:style style:name="P28" style:family="paragraph" style:parent-style-name="Standard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29" style:family="paragraph" style:parent-style-name="Table_20_Contents">
      <style:text-properties style:font-name="Liberation Sans1" fo:font-size="9pt" officeooo:rsid="0048b734" officeooo:paragraph-rsid="0048b734" style:font-size-asian="9pt" style:font-size-complex="9pt"/>
    </style:style>
    <style:style style:name="P30" style:family="paragraph" style:parent-style-name="Table_20_Contents">
      <style:text-properties style:font-name="Liberation Sans1" fo:font-size="10.5pt" fo:font-weight="bold" officeooo:rsid="004e324f" officeooo:paragraph-rsid="00574184" style:font-weight-asian="bold" style:font-weight-complex="bold"/>
    </style:style>
    <style:style style:name="P31" style:family="paragraph" style:parent-style-name="Table_20_Contents">
      <style:text-properties style:font-name="Liberation Sans1" fo:font-size="10.5pt" fo:font-weight="bold" officeooo:rsid="005217d7" officeooo:paragraph-rsid="00574184" style:font-weight-asian="bold" style:font-weight-complex="bold"/>
    </style:style>
    <style:style style:name="P32" style:family="paragraph" style:parent-style-name="Table_20_Contents">
      <style:text-properties style:font-name="Liberation Sans1" fo:font-size="10.5pt" fo:font-weight="bold" officeooo:rsid="00574184" officeooo:paragraph-rsid="005862b1" style:font-weight-asian="bold" style:font-weight-complex="bold"/>
    </style:style>
    <style:style style:name="P33" style:family="paragraph" style:parent-style-name="Table_20_Contents">
      <style:text-properties style:font-name="Liberation Sans1" fo:font-size="10.5pt" fo:font-weight="bold" officeooo:rsid="005b5e24" officeooo:paragraph-rsid="005b5e24" style:font-weight-asian="bold" style:font-weight-complex="bold"/>
    </style:style>
    <style:style style:name="P34" style:family="paragraph" style:parent-style-name="Table_20_Contents">
      <style:text-properties style:font-name="Liberation Sans1" fo:font-size="10pt" officeooo:rsid="00574184" officeooo:paragraph-rsid="00574184" style:font-size-asian="10pt" style:font-size-complex="10pt"/>
    </style:style>
    <style:style style:name="P35" style:family="paragraph" style:parent-style-name="Table_20_Contents">
      <style:text-properties style:font-name="Liberation Sans1" fo:font-size="10pt" officeooo:rsid="00574184" officeooo:paragraph-rsid="006b10dd" style:font-size-asian="10pt" style:font-size-complex="10pt"/>
    </style:style>
    <style:style style:name="P36" style:family="paragraph" style:parent-style-name="Table_20_Contents">
      <style:text-properties style:font-name="Liberation Sans1" fo:font-size="10pt" officeooo:rsid="004e324f" officeooo:paragraph-rsid="00574184" style:font-size-asian="10pt" style:font-size-complex="10pt"/>
    </style:style>
    <style:style style:name="P37" style:family="paragraph" style:parent-style-name="Table_20_Contents">
      <style:text-properties style:font-name="Liberation Sans1" fo:font-size="10pt" officeooo:rsid="004e324f" officeooo:paragraph-rsid="0059b5ae" style:font-size-asian="10pt" style:font-size-complex="10pt"/>
    </style:style>
    <style:style style:name="P38" style:family="paragraph" style:parent-style-name="Table_20_Contents">
      <style:text-properties style:font-name="Liberation Sans1" fo:font-size="10pt" officeooo:paragraph-rsid="00574184" style:font-size-asian="10pt" style:font-size-complex="10pt"/>
    </style:style>
    <style:style style:name="P39" style:family="paragraph" style:parent-style-name="Table_20_Contents">
      <style:text-properties style:font-name="Liberation Sans1" fo:font-size="10pt" officeooo:rsid="004f6c09" officeooo:paragraph-rsid="00574184" style:font-size-asian="10pt" style:font-size-complex="10pt"/>
    </style:style>
    <style:style style:name="P40" style:family="paragraph" style:parent-style-name="Table_20_Contents">
      <style:text-properties style:font-name="Liberation Sans1" fo:font-size="10pt" officeooo:rsid="005862b1" officeooo:paragraph-rsid="005862b1" style:font-size-asian="10pt" style:font-size-complex="10pt"/>
    </style:style>
    <style:style style:name="P41" style:family="paragraph" style:parent-style-name="Table_20_Contents">
      <style:text-properties style:font-name="Liberation Sans1" fo:font-size="10pt" officeooo:rsid="00664dbe" officeooo:paragraph-rsid="00664dbe" style:font-size-asian="10pt" style:font-size-complex="10pt"/>
    </style:style>
    <style:style style:name="P42" style:family="paragraph" style:parent-style-name="Table_20_Contents">
      <style:text-properties style:font-name="Liberation Mono" fo:font-size="10pt" officeooo:rsid="005862b1" officeooo:paragraph-rsid="005862b1" style:font-size-asian="10pt" style:font-size-complex="10pt"/>
    </style:style>
    <style:style style:name="P43" style:family="paragraph" style:parent-style-name="Table_20_Contents">
      <style:text-properties style:font-name="Liberation Mono" fo:font-size="10pt" officeooo:rsid="005862b1" officeooo:paragraph-rsid="00664dbe" style:font-size-asian="10pt" style:font-size-complex="10pt"/>
    </style:style>
    <style:style style:name="P44" style:family="paragraph" style:parent-style-name="Text_20_body">
      <style:text-properties style:font-name="Liberation Mono" fo:font-size="10pt" officeooo:paragraph-rsid="00574184" style:font-size-asian="10pt" style:font-size-complex="10pt"/>
    </style:style>
    <style:style style:name="P45" style:family="paragraph" style:parent-style-name="Text_20_body">
      <style:text-properties style:font-name="Liberation Mono" fo:font-size="10pt" officeooo:paragraph-rsid="0059b5ae" style:font-size-asian="10pt" style:font-size-complex="10pt"/>
    </style:style>
    <style:style style:name="P46" style:family="paragraph" style:parent-style-name="Text_20_body">
      <style:text-properties style:font-name="Liberation Sans" fo:font-size="9pt" fo:font-weight="bold" officeooo:rsid="0032f8f6" officeooo:paragraph-rsid="002ac7d7" style:font-size-asian="9pt" style:font-weight-asian="bold" style:font-size-complex="9pt" style:font-weight-complex="bold"/>
    </style:style>
    <style:style style:name="P47" style:family="paragraph" style:parent-style-name="Text_20_body">
      <style:text-properties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48" style:family="paragraph" style:parent-style-name="Text_20_body">
      <style:text-properties style:font-name="Liberation Sans" fo:font-size="9pt" officeooo:paragraph-rsid="005cf6d0" style:font-size-asian="9pt" style:font-size-complex="9pt"/>
    </style:style>
    <style:style style:name="P49" style:family="paragraph" style:parent-style-name="Text_20_body">
      <style:text-properties officeooo:paragraph-rsid="00574184"/>
    </style:style>
    <style:style style:name="P50" style:family="paragraph" style:parent-style-name="Text_20_body">
      <style:text-properties officeooo:rsid="00632542" officeooo:paragraph-rsid="00632542"/>
    </style:style>
    <style:style style:name="P51" style:family="paragraph" style:parent-style-name="Text_20_body">
      <style:text-properties officeooo:paragraph-rsid="006440bf"/>
    </style:style>
    <style:style style:name="P52" style:family="paragraph" style:parent-style-name="Text_20_body">
      <style:text-properties officeooo:paragraph-rsid="00723a03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54" style:family="paragraph" style:parent-style-name="Text_20_body">
      <style:paragraph-properties fo:margin-left="0.2917in" fo:margin-right="0in" fo:text-indent="0in" style:auto-text-indent="false"/>
    </style:style>
    <style:style style:name="P55" style:family="paragraph" style:parent-style-name="Text_20_body">
      <style:paragraph-properties fo:margin-left="0.2917in" fo:margin-right="0in" fo:text-indent="0in" style:auto-text-indent="false"/>
      <style:text-properties officeooo:paragraph-rsid="003d9cda"/>
    </style:style>
    <style:style style:name="P56" style:family="paragraph" style:parent-style-name="Text_20_body">
      <style:paragraph-properties fo:margin-left="0.2917in" fo:margin-right="0in" fo:text-indent="0in" style:auto-text-indent="false"/>
      <style:text-properties officeooo:rsid="0042b5ee" officeooo:paragraph-rsid="0042b5ee"/>
    </style:style>
    <style:style style:name="P57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58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59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60" style:family="paragraph" style:parent-style-name="Text_20_body">
      <style:paragraph-properties fo:margin-left="0.8752in" fo:margin-right="0in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61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74184" style:font-size-asian="9pt" style:font-style-asian="italic" style:font-size-complex="9pt" style:font-style-complex="italic"/>
    </style:style>
    <style:style style:name="P62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63" style:family="paragraph" style:parent-style-name="Text_20_body">
      <style:paragraph-properties fo:margin-left="0.8752in" fo:margin-right="0in" fo:text-indent="0in" style:auto-text-indent="false"/>
      <style:text-properties fo:color="#158466" loext:opacity="100%"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64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65" style:family="paragraph" style:parent-style-name="Text_20_body">
      <style:paragraph-properties fo:margin-left="1.1665in" fo:margin-right="0in" fo:text-indent="0in" style:auto-text-indent="false"/>
    </style:style>
    <style:style style:name="P66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fo:font-style="italic" officeooo:rsid="005b5e24" officeooo:paragraph-rsid="005b5e24" style:font-size-asian="9pt" style:font-style-asian="italic" style:font-size-complex="9pt" style:font-style-complex="italic"/>
    </style:style>
    <style:style style:name="P67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style:font-size-asian="9pt" style:font-size-complex="9pt"/>
    </style:style>
    <style:style style:name="P68" style:family="paragraph" style:parent-style-name="Text_20_body">
      <style:paragraph-properties fo:margin-left="1.1665in" fo:margin-right="0in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69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style:font-size-asian="9pt" style:font-style-asian="italic" style:font-size-complex="9pt" style:font-style-complex="italic"/>
    </style:style>
    <style:style style:name="P70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71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officeooo:paragraph-rsid="00615103" style:font-size-asian="9pt" style:font-size-complex="9pt"/>
    </style:style>
    <style:style style:name="P72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paragraph-rsid="0059b5ae" style:font-size-asian="9pt" style:font-style-asian="italic" style:font-size-complex="9pt" style:font-style-complex="italic"/>
    </style:style>
    <style:style style:name="P73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74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officeooo:paragraph-rsid="00632542" style:font-size-asian="9pt" style:font-style-asian="italic" style:font-weight-asian="normal" style:font-size-complex="9pt" style:font-style-complex="italic" style:font-weight-complex="normal"/>
    </style:style>
    <style:style style:name="P75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style="italic" fo:font-weight="normal" officeooo:paragraph-rsid="006440bf" style:font-size-asian="9pt" style:font-style-asian="italic" style:font-weight-asian="normal" style:font-size-complex="9pt" style:font-style-complex="italic" style:font-weight-complex="normal"/>
    </style:style>
    <style:style style:name="P76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P77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78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79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italic" fo:font-weight="normal" officeooo:paragraph-rsid="005b5e24" style:font-style-asian="italic" style:font-weight-asian="normal" style:font-style-complex="italic" style:font-weight-complex="normal"/>
    </style:style>
    <style:style style:name="P80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italic" fo:font-weight="normal" officeooo:paragraph-rsid="005cf6d0" style:font-style-asian="italic" style:font-weight-asian="normal" style:font-style-complex="italic" style:font-weight-complex="normal"/>
    </style:style>
    <style:style style:name="P81" style:family="paragraph" style:parent-style-name="Text_20_body">
      <style:paragraph-properties fo:margin-left="1.1665in" fo:margin-right="0in" fo:margin-top="0.0799in" fo:margin-bottom="0.0201in" style:contextual-spacing="false" fo:text-indent="0in" style:auto-text-indent="false"/>
      <style:text-properties fo:font-style="italic" fo:font-weight="normal" officeooo:paragraph-rsid="005e94cd" style:font-style-asian="italic" style:font-weight-asian="normal" style:font-style-complex="italic" style:font-weight-complex="normal"/>
    </style:style>
    <style:style style:name="P82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style:font-name="Liberation Sans" fo:font-size="9pt" officeooo:rsid="005c0afa" officeooo:paragraph-rsid="005e01b4" style:font-size-asian="9pt" style:font-size-complex="9pt"/>
    </style:style>
    <style:style style:name="P83" style:family="paragraph" style:parent-style-name="Text_20_body">
      <style:paragraph-properties fo:margin-left="1.1665in" fo:margin-right="0in" fo:margin-top="0in" fo:margin-bottom="0.0201in" style:contextual-spacing="false" fo:text-indent="0in" style:auto-text-indent="false"/>
      <style:text-properties fo:color="#000000" loext:opacity="100%" style:font-name="Liberation Sans" fo:font-size="9pt" fo:font-style="italic" officeooo:rsid="00664dbe" officeooo:paragraph-rsid="00664dbe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style:font-size-asian="9pt" style:font-size-complex="9pt"/>
    </style:style>
    <style:style style:name="P85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officeooo:paragraph-rsid="005cf6d0" style:font-size-asian="9pt" style:font-size-complex="9pt"/>
    </style:style>
    <style:style style:name="P86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87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46b583" style:font-size-asian="9pt" style:font-style-asian="italic" style:font-size-complex="9pt" style:font-style-complex="italic"/>
    </style:style>
    <style:style style:name="P88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475ecd" style:font-size-asian="9pt" style:font-style-asian="italic" style:font-size-complex="9pt" style:font-style-complex="italic"/>
    </style:style>
    <style:style style:name="P89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officeooo:paragraph-rsid="006440bf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style:font-size-asian="9pt" style:font-size-complex="9pt"/>
    </style:style>
    <style:style style:name="P93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margin-left="1.4583in" fo:margin-right="0in" fo:text-indent="0in" style:auto-text-indent="false"/>
      <style:text-properties fo:color="#158466" loext:opacity="100%"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margin-left="1.4583in" fo:margin-right="0in" fo:text-indent="0in" style:auto-text-indent="false"/>
      <style:text-properties officeooo:paragraph-rsid="00632542"/>
    </style:style>
    <style:style style:name="P96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style:font-size-asian="9pt" style:font-size-complex="9pt"/>
    </style:style>
    <style:style style:name="P97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98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99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style:font-name="Liberation Sans" fo:font-size="9pt" fo:font-style="italic" officeooo:rsid="005ce6bf" officeooo:paragraph-rsid="005cf6d0" style:font-size-asian="9pt" style:font-style-asian="italic" style:font-size-complex="9pt" style:font-style-complex="italic"/>
    </style:style>
    <style:style style:name="P100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officeooo:paragraph-rsid="005e94cd"/>
    </style:style>
    <style:style style:name="P101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color="#000000" loext:opacity="100%" style:font-name="Liberation Sans" fo:font-size="9pt" fo:font-style="italic" officeooo:rsid="00664dbe" officeooo:paragraph-rsid="00664dbe" style:font-size-asian="9pt" style:font-style-asian="italic" style:font-size-complex="9pt" style:font-style-complex="italic"/>
    </style:style>
    <style:style style:name="P102" style:family="paragraph" style:parent-style-name="Text_20_body">
      <style:paragraph-properties fo:margin-left="1.4583in" fo:margin-right="0in" fo:margin-top="0.0799in" fo:margin-bottom="0.0201in" style:contextual-spacing="false" fo:text-indent="0in" style:auto-text-indent="false"/>
      <style:text-properties fo:font-size="9pt" style:font-size-asian="9pt" style:font-size-complex="9pt"/>
    </style:style>
    <style:style style:name="P103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officeooo:paragraph-rsid="005cf6d0" style:font-size-asian="9pt" style:font-style-asian="italic" style:font-size-complex="9pt" style:font-style-complex="italic"/>
    </style:style>
    <style:style style:name="P104" style:family="paragraph" style:parent-style-name="Text_20_body">
      <style:paragraph-properties fo:margin-left="0.2917in" fo:margin-right="0in" fo:text-indent="0in" style:auto-text-indent="false"/>
      <style:text-properties style:font-name="Liberation Sans" fo:font-size="9pt" fo:font-style="italic" officeooo:paragraph-rsid="005e94cd" style:font-size-asian="9pt" style:font-style-asian="italic" style:font-size-complex="9pt" style:font-style-complex="italic"/>
    </style:style>
    <style:style style:name="P105" style:family="paragraph" style:parent-style-name="Text_20_body">
      <style:paragraph-properties fo:margin-left="0.5835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06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fo:font-size="10pt" fo:font-style="italic" officeooo:paragraph-rsid="0054edbf" style:font-size-asian="10pt" style:font-style-asian="italic" style:font-size-complex="10pt" style:font-style-complex="italic"/>
    </style:style>
    <style:style style:name="P107" style:family="paragraph" style:parent-style-name="Text_20_body">
      <style:paragraph-properties fo:margin-left="0.8752in" fo:margin-right="0in" fo:margin-top="0.0799in" fo:margin-bottom="0.0201in" style:contextual-spacing="false" fo:text-indent="0in" style:auto-text-indent="false"/>
      <style:text-properties officeooo:rsid="0056333e" officeooo:paragraph-rsid="0056333e"/>
    </style:style>
    <style:style style:name="P108" style:family="paragraph" style:parent-style-name="Text_20_body">
      <style:paragraph-properties fo:margin-left="1.1665in" fo:margin-right="0in" fo:text-indent="0in" style:auto-text-indent="false"/>
      <style:text-properties fo:color="#158466" loext:opacity="100%" style:font-name="Liberation Sans" fo:font-size="9pt" fo:font-style="italic" officeooo:paragraph-rsid="00632542" style:font-size-asian="9pt" style:font-style-asian="italic" style:font-size-complex="9pt" style:font-style-complex="italic"/>
    </style:style>
    <style:style style:name="P109" style:family="paragraph" style:parent-style-name="Text_20_body">
      <style:paragraph-properties fo:margin-left="1.4583in" fo:margin-right="0in" fo:text-indent="0in" style:auto-text-indent="false"/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P110" style:family="paragraph" style:parent-style-name="Text_20_body">
      <style:paragraph-properties fo:margin-left="1.75in" fo:margin-right="0in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111" style:family="paragraph" style:parent-style-name="Text_20_body">
      <style:paragraph-properties fo:margin-left="1.75in" fo:margin-right="0in" fo:margin-top="0.0799in" fo:margin-bottom="0.0201in" style:contextual-spacing="false" fo:text-indent="0in" style:auto-text-indent="false"/>
      <style:text-properties style:font-name="Liberation Sans" fo:font-size="9pt" officeooo:paragraph-rsid="00615103" style:font-size-asian="9pt" style:font-size-complex="9pt"/>
    </style:style>
    <style:style style:name="P112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Sans" fo:font-size="9pt" officeooo:rsid="005c0afa" officeooo:paragraph-rsid="005e01b4" style:font-size-asian="9pt" style:font-size-complex="9pt"/>
    </style:style>
    <style:style style:name="P113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style:font-name="Liberation Sans" fo:font-size="9pt" officeooo:paragraph-rsid="005e01b4" style:font-size-asian="9pt" style:font-size-complex="9pt"/>
    </style:style>
    <style:style style:name="P114" style:family="paragraph" style:parent-style-name="Text_20_body">
      <style:paragraph-properties fo:margin-left="1.75in" fo:margin-right="0in" fo:margin-top="0in" fo:margin-bottom="0.0201in" style:contextual-spacing="false" fo:text-indent="0in" style:auto-text-indent="false"/>
      <style:text-properties fo:color="#158466" loext:opacity="100%" style:font-name="Liberation Sans" fo:font-size="9pt" fo:font-style="italic" officeooo:paragraph-rsid="005e01b4" style:font-size-asian="9pt" style:font-style-asian="italic" style:font-size-complex="9pt" style:font-style-complex="italic"/>
    </style:style>
    <style:style style:name="P115" style:family="paragraph" style:parent-style-name="Text_20_body">
      <style:paragraph-properties fo:margin-left="1in" fo:margin-right="0in" fo:text-indent="0in" style:auto-text-indent="false"/>
      <style:text-properties officeooo:rsid="005e94cd" officeooo:paragraph-rsid="005e94cd"/>
    </style:style>
    <style:style style:name="P116" style:family="paragraph" style:parent-style-name="Text_20_body">
      <style:paragraph-properties fo:margin-left="1in" fo:margin-right="0in" fo:text-indent="0in" style:auto-text-indent="false"/>
      <style:text-properties officeooo:rsid="005ee828" officeooo:paragraph-rsid="005ee828"/>
    </style:style>
    <style:style style:name="P117" style:family="paragraph" style:parent-style-name="Text_20_body">
      <style:paragraph-properties fo:margin-left="1in" fo:margin-right="0in" fo:text-indent="0in" style:auto-text-indent="false"/>
      <style:text-properties officeooo:rsid="005b5e24" officeooo:paragraph-rsid="005cf6d0"/>
    </style:style>
    <style:style style:name="P118" style:family="paragraph" style:parent-style-name="Text_20_body">
      <style:paragraph-properties fo:margin-left="1in" fo:margin-right="0in" fo:text-indent="0in" style:auto-text-indent="false"/>
      <style:text-properties officeooo:rsid="005b5e24" officeooo:paragraph-rsid="005ce6bf"/>
    </style:style>
    <style:style style:name="P119" style:family="paragraph" style:parent-style-name="Text_20_body">
      <style:paragraph-properties fo:margin-left="1in" fo:margin-right="0in" fo:text-indent="0in" style:auto-text-indent="false"/>
      <style:text-properties style:font-name="Liberation Sans" fo:font-size="9pt" fo:font-style="normal" officeooo:rsid="006440bf" officeooo:paragraph-rsid="006440bf" style:font-size-asian="9pt" style:font-style-asian="normal" style:font-size-complex="9pt" style:font-style-complex="normal"/>
    </style:style>
    <style:style style:name="P120" style:family="paragraph" style:parent-style-name="Text_20_body">
      <style:paragraph-properties fo:margin-left="1in" fo:margin-right="0in" fo:text-indent="0in" style:auto-text-indent="false"/>
      <style:text-properties style:font-name="Liberation Sans1" fo:font-size="10.5pt" officeooo:rsid="005ee828" officeooo:paragraph-rsid="00664dbe"/>
    </style:style>
    <style:style style:name="P121" style:family="paragraph" style:parent-style-name="Text_20_body">
      <style:paragraph-properties fo:margin-left="1in" fo:margin-right="0in" fo:margin-top="0in" fo:margin-bottom="0.0201in" style:contextual-spacing="false" fo:text-indent="0in" style:auto-text-indent="false"/>
      <style:text-properties officeooo:rsid="005c0afa" officeooo:paragraph-rsid="005c0afa"/>
    </style:style>
    <style:style style:name="P122" style:family="paragraph" style:parent-style-name="Text_20_body">
      <style:paragraph-properties fo:margin-left="1in" fo:margin-right="0in" fo:margin-top="0.0799in" fo:margin-bottom="0.0201in" style:contextual-spacing="false" fo:text-indent="0in" style:auto-text-indent="false"/>
      <style:text-properties officeooo:rsid="005b5e24" officeooo:paragraph-rsid="005ce6bf"/>
    </style:style>
    <style:style style:name="P123" style:family="paragraph" style:parent-style-name="Text_20_body">
      <style:paragraph-properties fo:margin-left="0.5098in" fo:margin-right="0in" fo:margin-top="0in" fo:margin-bottom="0in" style:contextual-spacing="false" fo:text-indent="0in" style:auto-text-indent="false"/>
      <style:text-properties officeooo:rsid="006e5df9" officeooo:paragraph-rsid="006e5df9"/>
    </style:style>
    <style:style style:name="P124" style:family="paragraph" style:parent-style-name="Text_20_body">
      <style:paragraph-properties fo:margin-left="0.5098in" fo:margin-right="0in" fo:margin-top="0in" fo:margin-bottom="0.0201in" style:contextual-spacing="false" fo:text-indent="0in" style:auto-text-indent="false"/>
      <style:text-properties officeooo:rsid="0056333e" officeooo:paragraph-rsid="0056333e"/>
    </style:style>
    <style:style style:name="P125" style:family="paragraph" style:parent-style-name="Text_20_body" style:master-page-name="">
      <style:paragraph-properties fo:margin-left="0.4402in" fo:margin-right="0in" fo:text-indent="0in" style:auto-text-indent="false" style:page-number="auto"/>
      <style:text-properties officeooo:paragraph-rsid="005ac0f6"/>
    </style:style>
    <style:style style:name="P126" style:family="paragraph" style:parent-style-name="Text_20_body">
      <style:paragraph-properties fo:margin-left="0.4402in" fo:margin-right="0in" fo:margin-top="0.0799in" fo:margin-bottom="0.0201in" style:contextual-spacing="false" fo:text-indent="0in" style:auto-text-indent="false"/>
      <style:text-properties officeooo:paragraph-rsid="005ac0f6"/>
    </style:style>
    <style:style style:name="P127" style:family="paragraph" style:parent-style-name="Text_20_body">
      <style:paragraph-properties fo:margin-top="0.0598in" fo:margin-bottom="0.0201in" style:contextual-spacing="false"/>
    </style:style>
    <style:style style:name="P128" style:family="paragraph" style:parent-style-name="Text_20_body">
      <style:paragraph-properties fo:margin-top="0.0598in" fo:margin-bottom="0.0201in" style:contextual-spacing="false"/>
      <style:text-properties officeooo:paragraph-rsid="00723a03"/>
    </style:style>
    <style:style style:name="P129" style:family="paragraph" style:parent-style-name="Text_20_body">
      <style:paragraph-properties fo:margin-left="0.4902in" fo:margin-right="0in" fo:text-indent="0in" style:auto-text-indent="false"/>
      <style:text-properties officeooo:rsid="005e94cd" officeooo:paragraph-rsid="005e94cd"/>
    </style:style>
    <style:style style:name="P130" style:family="paragraph" style:parent-style-name="Text_20_body">
      <style:paragraph-properties fo:margin-left="0.4902in" fo:margin-right="0in" fo:text-indent="0in" style:auto-text-indent="false"/>
      <style:text-properties officeooo:rsid="005ce6bf" officeooo:paragraph-rsid="005cf6d0"/>
    </style:style>
    <style:style style:name="P131" style:family="paragraph" style:parent-style-name="Text_20_body">
      <style:paragraph-properties fo:margin-left="0.4902in" fo:margin-right="0in" fo:text-indent="0in" style:auto-text-indent="false"/>
      <style:text-properties officeooo:rsid="005b5e24" officeooo:paragraph-rsid="005b5e24"/>
    </style:style>
    <style:style style:name="P132" style:family="paragraph" style:parent-style-name="Text_20_body">
      <style:paragraph-properties fo:margin-left="0.4902in" fo:margin-right="0in" fo:text-indent="0in" style:auto-text-indent="false"/>
      <style:text-properties officeooo:rsid="005862b1" officeooo:paragraph-rsid="005862b1"/>
    </style:style>
    <style:style style:name="P133" style:family="paragraph" style:parent-style-name="Text_20_body">
      <style:paragraph-properties fo:margin-left="0.4902in" fo:margin-right="0in" fo:text-indent="0in" style:auto-text-indent="false"/>
      <style:text-properties officeooo:rsid="0056333e" officeooo:paragraph-rsid="0056333e"/>
    </style:style>
    <style:style style:name="P134" style:family="paragraph" style:parent-style-name="Text_20_body">
      <style:paragraph-properties fo:margin-left="0.4902in" fo:margin-right="0in" fo:text-indent="0in" style:auto-text-indent="false"/>
      <style:text-properties officeooo:rsid="005e01b4" officeooo:paragraph-rsid="005e01b4"/>
    </style:style>
    <style:style style:name="P135" style:family="paragraph" style:parent-style-name="Text_20_body">
      <style:paragraph-properties fo:margin-left="0.5in" fo:margin-right="0in" fo:margin-top="0.0799in" fo:margin-bottom="0.0201in" style:contextual-spacing="false" fo:text-indent="0in" style:auto-text-indent="false"/>
      <style:text-properties officeooo:paragraph-rsid="00677d8f"/>
    </style:style>
    <style:style style:name="P136" style:family="paragraph" style:parent-style-name="Text_20_body">
      <style:paragraph-properties fo:margin-left="0.5in" fo:margin-right="0in" fo:text-indent="0in" style:auto-text-indent="false"/>
    </style:style>
    <style:style style:name="T1" style:family="text">
      <style:text-properties fo:font-size="10.5pt" fo:font-weight="bold" officeooo:rsid="003d9cda" style:font-weight-asian="bold" style:font-weight-complex="bold"/>
    </style:style>
    <style:style style:name="T2" style:family="text">
      <style:text-properties style:font-name="Liberation Sans1" fo:font-size="10.5pt"/>
    </style:style>
    <style:style style:name="T3" style:family="text">
      <style:text-properties style:font-name="Liberation Sans1" fo:font-size="10.5pt" officeooo:rsid="003d4fa3"/>
    </style:style>
    <style:style style:name="T4" style:family="text">
      <style:text-properties style:font-name="Liberation Sans1" fo:font-size="10.5pt" officeooo:rsid="003d9cda"/>
    </style:style>
    <style:style style:name="T5" style:family="text">
      <style:text-properties style:font-name="Liberation Sans1" fo:font-size="10.5pt" fo:font-weight="bold" officeooo:rsid="0067f3b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1" fo:font-size="10.5pt" officeooo:rsid="0054edbf"/>
    </style:style>
    <style:style style:name="T7" style:family="text">
      <style:text-properties style:font-name="Liberation Sans1" fo:font-size="10.5pt" officeooo:rsid="005ac0f6"/>
    </style:style>
    <style:style style:name="T8" style:family="text">
      <style:text-properties style:font-name="Liberation Sans1" fo:font-size="10.5pt" officeooo:rsid="005cf6d0"/>
    </style:style>
    <style:style style:name="T9" style:family="text">
      <style:text-properties style:font-name="Liberation Sans1" fo:font-size="10.5pt" officeooo:rsid="006440bf"/>
    </style:style>
    <style:style style:name="T10" style:family="text">
      <style:text-properties style:font-name="Liberation Sans1" fo:font-size="10.5pt" officeooo:rsid="00677d8f"/>
    </style:style>
    <style:style style:name="T11" style:family="text">
      <style:text-properties style:font-name="Liberation Sans1" fo:font-size="10.5pt" officeooo:rsid="0067f3b7"/>
    </style:style>
    <style:style style:name="T12" style:family="text">
      <style:text-properties style:font-name="Liberation Sans1" fo:font-size="10.5pt" officeooo:rsid="006b10dd"/>
    </style:style>
    <style:style style:name="T13" style:family="text">
      <style:text-properties style:font-name="Liberation Sans1" fo:font-size="10.5pt" officeooo:rsid="006e5df9"/>
    </style:style>
    <style:style style:name="T14" style:family="text">
      <style:text-properties style:font-name="Liberation Sans1" fo:font-size="10.5pt" officeooo:rsid="006e79c3"/>
    </style:style>
    <style:style style:name="T15" style:family="text">
      <style:text-properties style:font-name="Liberation Sans1" fo:font-size="10.5pt" officeooo:rsid="0070d190"/>
    </style:style>
    <style:style style:name="T16" style:family="text">
      <style:text-properties style:font-name="Liberation Sans1" fo:font-size="10pt" officeooo:rsid="004f6c09" style:font-size-asian="10pt" style:font-size-complex="10pt"/>
    </style:style>
    <style:style style:name="T17" style:family="text">
      <style:text-properties style:font-name="Liberation Sans1" officeooo:rsid="0054edbf"/>
    </style:style>
    <style:style style:name="T18" style:family="text">
      <style:text-properties style:font-name="Liberation Sans" fo:font-size="13pt" fo:font-weight="bold" officeooo:rsid="002ac7d7" style:font-name-asian="Noto Sans CJK SC" style:font-size-asian="14pt" style:font-weight-asian="bold" style:font-name-complex="Lohit Devanagari" style:font-size-complex="14pt" style:font-weight-complex="bold"/>
    </style:style>
    <style:style style:name="T19" style:family="text">
      <style:text-properties style:font-name="Liberation Sans" fo:font-size="13pt" fo:font-weight="bold" officeooo:rsid="003d4fa3" style:font-name-asian="Noto Sans CJK SC" style:font-size-asian="14pt" style:font-weight-asian="bold" style:font-name-complex="Lohit Devanagari" style:font-size-complex="14pt" style:font-weight-complex="bold"/>
    </style:style>
    <style:style style:name="T20" style:family="text">
      <style:text-properties style:font-name="Liberation Sans" fo:font-size="9.80000019073486pt" fo:font-weight="normal" officeooo:rsid="005c0af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font-name="Liberation Sans" fo:font-size="9.80000019073486pt" fo:font-weight="normal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22" style:family="text">
      <style:text-properties style:font-name="Liberation Sans" fo:font-size="9.80000019073486pt" fo:font-weight="normal" officeooo:rsid="005e94c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23" style:family="text">
      <style:text-properties style:font-name="Liberation Sans" fo:font-size="9.80000019073486pt" fo:font-weight="normal" officeooo:rsid="00723a03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24" style:family="text">
      <style:text-properties style:font-name="Liberation Sans" fo:font-size="9.80000019073486pt" fo:font-weight="bold" officeooo:rsid="006440b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style:font-name="Liberation Sans" fo:font-size="9.80000019073486pt" style:font-name-asian="Noto Sans CJK SC" style:font-size-asian="14.1000003814697pt" style:font-name-complex="Lohit Devanagari" style:font-size-complex="14.1000003814697pt"/>
    </style:style>
    <style:style style:name="T26" style:family="text">
      <style:text-properties style:font-name="Liberation Sans" fo:font-size="9.80000019073486pt" officeooo:rsid="004c8605" style:font-name-asian="Noto Sans CJK SC" style:font-size-asian="14.1000003814697pt" style:font-name-complex="Lohit Devanagari" style:font-size-complex="14.1000003814697pt"/>
    </style:style>
    <style:style style:name="T27" style:family="text">
      <style:text-properties style:font-name="Liberation Sans" fo:font-size="9.80000019073486pt" fo:font-style="italic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T28" style:family="text">
      <style:text-properties style:font-name="Liberation Sans" fo:font-size="9.80000019073486pt" fo:font-style="italic" officeooo:rsid="005ce6bf" style:font-name-asian="Noto Sans CJK SC" style:font-size-asian="14.1000003814697pt" style:font-style-asian="italic" style:font-name-complex="Lohit Devanagari" style:font-size-complex="14.1000003814697pt" style:font-style-complex="italic"/>
    </style:style>
    <style:style style:name="T29" style:family="text">
      <style:text-properties style:font-name="Liberation Sans" fo:font-size="10.5pt" fo:font-weight="normal" officeooo:rsid="00403c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style:font-name="Liberation Sans" fo:font-size="10.5pt" officeooo:rsid="004f6c09" style:font-name-asian="Noto Sans CJK SC" style:font-size-asian="16.1000003814697pt" style:font-name-complex="Lohit Devanagari" style:font-size-complex="16.1000003814697pt"/>
    </style:style>
    <style:style style:name="T31" style:family="text">
      <style:text-properties style:font-name="Liberation Sans" fo:font-size="10.5pt" style:text-underline-style="solid" style:text-underline-width="auto" style:text-underline-color="font-color" fo:font-weight="normal" officeooo:rsid="006440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2" style:family="text">
      <style:text-properties style:font-name="Liberation Sans" fo:font-size="10.5pt" style:text-underline-style="solid" style:text-underline-width="auto" style:text-underline-color="font-color" fo:font-weight="normal" officeooo:rsid="00677d8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3" style:family="text">
      <style:text-properties style:font-name="Liberation Sans" fo:font-size="10.5pt" style:text-underline-style="solid" style:text-underline-width="auto" style:text-underline-color="font-color" fo:font-weight="normal" officeooo:rsid="006e5d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0b68d" style:font-weight-asian="bold" style:font-weight-complex="bold"/>
    </style:style>
    <style:style style:name="T36" style:family="text">
      <style:text-properties fo:font-weight="bold" officeooo:rsid="003d9cda" style:font-weight-asian="bold" style:font-weight-complex="bold"/>
    </style:style>
    <style:style style:name="T37" style:family="text">
      <style:text-properties fo:font-weight="bold" officeooo:rsid="0042b5ee" style:font-weight-asian="bold" style:font-weight-complex="bold"/>
    </style:style>
    <style:style style:name="T38" style:family="text">
      <style:text-properties officeooo:rsid="003d4fa3"/>
    </style:style>
    <style:style style:name="T39" style:family="text">
      <style:text-properties officeooo:rsid="003d9cda"/>
    </style:style>
    <style:style style:name="T40" style:family="text">
      <style:text-properties officeooo:rsid="003f8079"/>
    </style:style>
    <style:style style:name="T41" style:family="text">
      <style:text-properties style:font-name="Liberation Sans" fo:font-size="10.5pt" fo:font-weight="normal" officeooo:rsid="00403c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2" style:family="text">
      <style:text-properties style:font-name="Liberation Sans" fo:font-size="10.5pt" fo:font-weight="bold" officeooo:rsid="00403c6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3" style:family="text">
      <style:text-properties style:font-name="Liberation Sans" officeooo:rsid="003d9cda"/>
    </style:style>
    <style:style style:name="T44" style:family="text">
      <style:text-properties style:font-name="Liberation Sans" officeooo:rsid="00403c68"/>
    </style:style>
    <style:style style:name="T45" style:family="text">
      <style:text-properties style:font-name="Liberation Sans" fo:font-weight="bold" style:font-weight-asian="bold" style:font-weight-complex="bold"/>
    </style:style>
    <style:style style:name="T46" style:family="text">
      <style:text-properties style:font-name="Liberation Sans" fo:font-weight="bold" officeooo:rsid="003d9cda" style:font-weight-asian="bold" style:font-weight-complex="bold"/>
    </style:style>
    <style:style style:name="T47" style:family="text">
      <style:text-properties style:font-name="Liberation Sans" fo:font-size="9pt" style:font-size-asian="9pt" style:font-size-complex="9pt"/>
    </style:style>
    <style:style style:name="T48" style:family="text">
      <style:text-properties style:font-name="Liberation Sans" fo:font-size="9pt" officeooo:rsid="005b5e24" style:font-size-asian="9pt" style:font-size-complex="9pt"/>
    </style:style>
    <style:style style:name="T49" style:family="text">
      <style:text-properties style:font-name="Liberation Sans" fo:font-size="9pt" officeooo:rsid="005e94cd" style:font-size-asian="9pt" style:font-size-complex="9pt"/>
    </style:style>
    <style:style style:name="T50" style:family="text">
      <style:text-properties style:font-name="Liberation Sans" fo:font-size="9pt" fo:font-style="italic" style:font-size-asian="9pt" style:font-style-asian="italic" style:font-size-complex="9pt" style:font-style-complex="italic"/>
    </style:style>
    <style:style style:name="T51" style:family="text">
      <style:text-properties style:font-name="Liberation Sans" fo:font-size="10pt" officeooo:rsid="0046b583" style:font-size-asian="10pt" style:font-size-complex="10pt"/>
    </style:style>
    <style:style style:name="T52" style:family="text">
      <style:text-properties style:font-name="Liberation Sans" fo:font-size="10pt" officeooo:rsid="004f6c09" style:font-size-asian="10pt" style:font-size-complex="10pt"/>
    </style:style>
    <style:style style:name="T53" style:family="text">
      <style:text-properties style:font-name="Liberation Sans" fo:font-size="10pt" officeooo:rsid="005b5e24" style:font-size-asian="10pt" style:font-size-complex="10pt"/>
    </style:style>
    <style:style style:name="T54" style:family="text">
      <style:text-properties officeooo:rsid="0040b68d"/>
    </style:style>
    <style:style style:name="T55" style:family="text">
      <style:text-properties officeooo:rsid="0042b5ee"/>
    </style:style>
    <style:style style:name="T56" style:family="text">
      <style:text-properties fo:color="#c9211e" loext:opacity="100%"/>
    </style:style>
    <style:style style:name="T57" style:family="text">
      <style:text-properties fo:color="#158466" loext:opacity="100%"/>
    </style:style>
    <style:style style:name="T58" style:family="text">
      <style:text-properties fo:color="#158466" loext:opacity="100%" officeooo:rsid="005e94cd"/>
    </style:style>
    <style:style style:name="T59" style:family="text">
      <style:text-properties fo:color="#158466" loext:opacity="100%" officeooo:rsid="005ee828"/>
    </style:style>
    <style:style style:name="T60" style:family="text">
      <style:text-properties officeooo:rsid="004c8605"/>
    </style:style>
    <style:style style:name="T61" style:family="text">
      <style:text-properties officeooo:rsid="004f6c09"/>
    </style:style>
    <style:style style:name="T62" style:family="text">
      <style:text-properties fo:font-size="10pt" style:font-size-asian="10pt" style:font-size-complex="10pt"/>
    </style:style>
    <style:style style:name="T63" style:family="text">
      <style:text-properties fo:font-size="10pt" officeooo:rsid="004f6c09" style:font-size-asian="10pt" style:font-size-complex="10pt"/>
    </style:style>
    <style:style style:name="T64" style:family="text">
      <style:text-properties fo:font-size="10pt" officeooo:rsid="0065a6f5" style:font-size-asian="10pt" style:font-size-complex="10pt"/>
    </style:style>
    <style:style style:name="T65" style:family="text">
      <style:text-properties fo:font-size="10pt" fo:font-style="normal" style:font-size-asian="10pt" style:font-style-asian="normal" style:font-size-complex="10pt" style:font-style-complex="normal"/>
    </style:style>
    <style:style style:name="T66" style:family="text">
      <style:text-properties officeooo:rsid="005217d7"/>
    </style:style>
    <style:style style:name="T67" style:family="text">
      <style:text-properties officeooo:rsid="0052f7da"/>
    </style:style>
    <style:style style:name="T68" style:family="text">
      <style:text-properties officeooo:rsid="0054edbf"/>
    </style:style>
    <style:style style:name="T69" style:family="text">
      <style:text-properties officeooo:rsid="0056333e"/>
    </style:style>
    <style:style style:name="T70" style:family="text">
      <style:text-properties officeooo:rsid="00574184"/>
    </style:style>
    <style:style style:name="T71" style:family="text">
      <style:text-properties officeooo:rsid="005862b1"/>
    </style:style>
    <style:style style:name="T72" style:family="text">
      <style:text-properties officeooo:rsid="0059b5ae"/>
    </style:style>
    <style:style style:name="T73" style:family="text">
      <style:text-properties officeooo:rsid="005ac0f6"/>
    </style:style>
    <style:style style:name="T74" style:family="text">
      <style:text-properties officeooo:rsid="005b5e24"/>
    </style:style>
    <style:style style:name="T75" style:family="text">
      <style:text-properties officeooo:rsid="005c0afa"/>
    </style:style>
    <style:style style:name="T76" style:family="text">
      <style:text-properties officeooo:rsid="005ce6bf"/>
    </style:style>
    <style:style style:name="T77" style:family="text">
      <style:text-properties officeooo:rsid="005cf6d0"/>
    </style:style>
    <style:style style:name="T78" style:family="text">
      <style:text-properties officeooo:rsid="005e01b4"/>
    </style:style>
    <style:style style:name="T79" style:family="text">
      <style:text-properties officeooo:rsid="005e94cd" style:font-name-asian="Noto Sans Mono CJK SC" style:font-name-complex="Liberation Mono"/>
    </style:style>
    <style:style style:name="T80" style:family="text">
      <style:text-properties officeooo:rsid="005ee828"/>
    </style:style>
    <style:style style:name="T81" style:family="text">
      <style:text-properties officeooo:rsid="006440bf"/>
    </style:style>
    <style:style style:name="T82" style:family="text">
      <style:text-properties officeooo:rsid="0065a6f5"/>
    </style:style>
    <style:style style:name="T83" style:family="text">
      <style:text-properties officeooo:rsid="00664dbe"/>
    </style:style>
    <style:style style:name="T84" style:family="text">
      <style:text-properties officeooo:rsid="00677d8f"/>
    </style:style>
    <style:style style:name="T85" style:family="text">
      <style:text-properties style:text-position="super 58%"/>
    </style:style>
    <style:style style:name="T86" style:family="text">
      <style:text-properties style:text-position="super 58%" style:font-name="Liberation Mono" officeooo:rsid="005862b1"/>
    </style:style>
    <style:style style:name="T87" style:family="text">
      <style:text-properties officeooo:rsid="006b10dd"/>
    </style:style>
    <style:style style:name="T88" style:family="text">
      <style:text-properties officeooo:rsid="006c9a7e"/>
    </style:style>
    <style:style style:name="T89" style:family="text">
      <style:text-properties officeooo:rsid="006e5df9"/>
    </style:style>
    <style:style style:name="T90" style:family="text">
      <style:text-properties officeooo:rsid="006e79c3"/>
    </style:style>
    <style:style style:name="T91" style:family="text">
      <style:text-properties officeooo:rsid="006ee335"/>
    </style:style>
    <style:style style:name="T92" style:family="text">
      <style:text-properties officeooo:rsid="0070d190"/>
    </style:style>
    <style:style style:name="T93" style:family="text">
      <style:text-properties officeooo:rsid="00723a0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98in" fo:text-indent="-0.25in" fo:margin-left="2.9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98in" fo:text-indent="-0.25in" fo:margin-left="3.2098in"/>
        </style:list-level-properties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CF T<text:span text:style-name="T3">emplate Module </text:span><text:span text:style-name="T7">D</text:span><text:span text:style-name="T11">e</text:span><text:span text:style-name="T7">velopment Guide</text:span> v013023</text:p>
      <text:p text:style-name="P2">Richard Todd</text:p>
      <text:p text:style-name="P2">Test Engineering Services</text:p>
      <text:p text:style-name="P3">Requires UniConsole(.exe) v012623 or later.</text:p>
      <text:p text:style-name="P4"/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2501_2052587628" text:style-name="Index_20_Link" text:visited-style-name="Index_20_Link"><text:s/>1. Description<text:tab/>2</text:a></text:p>
          <text:p text:style-name="P8"><text:a xlink:type="simple" xlink:href="#__RefHeading___Toc2503_2052587628" text:style-name="Index_20_Link" text:visited-style-name="Index_20_Link"><text:s/>2. Terminology<text:tab/>2</text:a></text:p>
          <text:p text:style-name="P8"><text:a xlink:type="simple" xlink:href="#__RefHeading___Toc2505_2052587628" text:style-name="Index_20_Link" text:visited-style-name="Index_20_Link"><text:s/>3. The Template Module<text:tab/>2</text:a></text:p>
          <text:p text:style-name="P9"><text:a xlink:type="simple" xlink:href="#__RefHeading___Toc2507_2052587628" text:style-name="Index_20_Link" text:visited-style-name="Index_20_Link"><text:s/>3.1. Module filetype<text:tab/>2</text:a></text:p>
          <text:p text:style-name="P9"><text:a xlink:type="simple" xlink:href="#__RefHeading___Toc2509_2052587628" text:style-name="Index_20_Link" text:visited-style-name="Index_20_Link"><text:s/>3.2. Module naming convention<text:tab/>2</text:a></text:p>
          <text:p text:style-name="P9"><text:a xlink:type="simple" xlink:href="#__RefHeading___Toc2511_2052587628" text:style-name="Index_20_Link" text:visited-style-name="Index_20_Link"><text:s/>3.3. Directory location for modules common to profile families<text:tab/>2</text:a></text:p>
          <text:p text:style-name="P9"><text:a xlink:type="simple" xlink:href="#__RefHeading___Toc2513_2052587628" text:style-name="Index_20_Link" text:visited-style-name="Index_20_Link"><text:s/>3.4. Directory location for modules unique to a specified profile<text:tab/>2</text:a></text:p>
          <text:p text:style-name="P9"><text:a xlink:type="simple" xlink:href="#__RefHeading___Toc2515_2052587628" text:style-name="Index_20_Link" text:visited-style-name="Index_20_Link"><text:s/>3.5. Directory location for modules that will always load<text:tab/>2</text:a></text:p>
          <text:p text:style-name="P8"><text:a xlink:type="simple" xlink:href="#__RefHeading___Toc2519_2052587628" text:style-name="Index_20_Link" text:visited-style-name="Index_20_Link"><text:s/>4. UCF Messaging<text:tab/>3</text:a></text:p>
          <text:p text:style-name="P9"><text:a xlink:type="simple" xlink:href="#__RefHeading___Toc2521_2052587628" text:style-name="Index_20_Link" text:visited-style-name="Index_20_Link"><text:s/>4.1. Message Handler Function<text:tab/>3</text:a></text:p>
          <text:p text:style-name="P9"><text:a xlink:type="simple" xlink:href="#__RefHeading___Toc2523_2052587628" text:style-name="Index_20_Link" text:visited-style-name="Index_20_Link"><text:s/>4.2. Message Index<text:tab/>3</text:a></text:p>
          <text:p text:style-name="P8"><text:a xlink:type="simple" xlink:href="#__RefHeading___Toc2525_2052587628" text:style-name="Index_20_Link" text:visited-style-name="Index_20_Link"><text:s/>5. Message Definitions<text:tab/>4</text:a></text:p>
          <text:p text:style-name="P9"><text:a xlink:type="simple" xlink:href="#__RefHeading___Toc2527_2052587628" text:style-name="Index_20_Link" text:visited-style-name="Index_20_Link"><text:s/>5.1. GetInterfaces<text:tab/>4</text:a></text:p>
          <text:p text:style-name="P9"><text:a xlink:type="simple" xlink:href="#__RefHeading___Toc2535_2052587628" text:style-name="Index_20_Link" text:visited-style-name="Index_20_Link"><text:s/>5.2. StartModule<text:tab/>4</text:a></text:p>
          <text:p text:style-name="P9"><text:a xlink:type="simple" xlink:href="#__RefHeading___Toc2543_2052587628" text:style-name="Index_20_Link" text:visited-style-name="Index_20_Link"><text:s/>5.3. MakeExternalConnections<text:tab/>5</text:a></text:p>
          <text:p text:style-name="P9"><text:a xlink:type="simple" xlink:href="#__RefHeading___Toc2549_2052587628" text:style-name="Index_20_Link" text:visited-style-name="Index_20_Link"><text:s/>5.4. StartProcesses<text:tab/>5</text:a></text:p>
          <text:p text:style-name="P9"><text:a xlink:type="simple" xlink:href="#__RefHeading___Toc2557_2052587628" text:style-name="Index_20_Link" text:visited-style-name="Index_20_Link"><text:s/>5.5. Activate<text:tab/>6</text:a></text:p>
          <text:p text:style-name="P9"><text:a xlink:type="simple" xlink:href="#__RefHeading___Toc2561_2052587628" text:style-name="Index_20_Link" text:visited-style-name="Index_20_Link"><text:s/>5.6. SetToIdle<text:tab/>6</text:a></text:p>
          <text:p text:style-name="P9"><text:a xlink:type="simple" xlink:href="#__RefHeading___Toc2567_2052587628" text:style-name="Index_20_Link" text:visited-style-name="Index_20_Link"><text:s/>5.7. Shutdown<text:tab/>6</text:a></text:p>
          <text:p text:style-name="P8"><text:a xlink:type="simple" xlink:href="#__RefHeading___Toc2573_2052587628" text:style-name="Index_20_Link" text:visited-style-name="Index_20_Link"><text:s/>6. Misc Template Module Configurations<text:tab/>7</text:a></text:p>
          <text:p text:style-name="P9"><text:a xlink:type="simple" xlink:href="#__RefHeading___Toc2575_2052587628" text:style-name="Index_20_Link" text:visited-style-name="Index_20_Link"><text:s/>6.1. Defining the module name and description<text:tab/>7</text:a></text:p>
          <text:p text:style-name="P9"><text:a xlink:type="simple" xlink:href="#__RefHeading___Toc2577_2052587628" text:style-name="Index_20_Link" text:visited-style-name="Index_20_Link"><text:s/>6.2. Exporting interfaces to the UCF framework<text:tab/>7</text:a></text:p>
        </text:index-body>
      </text:table-of-content>
      <text:h text:style-name="P11" text:outline-level="1"/>
      <text:h text:style-name="P13" text:outline-level="1"><text:bookmark-start text:name="__RefHeading___Toc2501_2052587628"/>Description<text:bookmark-end text:name="__RefHeading___Toc2501_2052587628"/></text:h>
      <text:p text:style-name="P125">This document <text:span text:style-name="T38">defines the structure of a UCF template module </text:span><text:span text:style-name="T73">and how to customize the basic functionality</text:span><text:span text:style-name="T38">. </text:span><text:span text:style-name="T80">This document provides ‘best practices’ for customization.</text:span></text:p>
      <text:p text:style-name="P126"><text:span text:style-name="T60">This document is best review</text:span><text:span text:style-name="T88">ed</text:span><text:span text:style-name="T60"> in parallel with a UCF template module (TplModule.cpp) source </text:span><text:span text:style-name="T88">file</text:span><text:span text:style-name="T60">.</text:span></text:p>
      <text:h text:style-name="P12" text:outline-level="1"><text:bookmark-start text:name="__RefHeading___Toc2503_2052587628"/>Terminology<text:bookmark-end text:name="__RefHeading___Toc2503_2052587628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5">Definition</text:p>
          </table:table-cell>
        </table:table-row>
        <table:table-row table:style-name="TableLine230986256">
          <table:table-cell table:style-name="Table1.A2" office:value-type="string">
            <text:p text:style-name="P6">UCF</text:p>
          </table:table-cell>
          <table:table-cell table:style-name="Table1.B2" office:value-type="string">
            <text:p text:style-name="P6">The UniConsole Framework</text:p>
          </table:table-cell>
        </table:table-row>
        <table:table-row table:style-name="TableLine242457536">
          <table:table-cell table:style-name="Table1.A3" office:value-type="string">
            <text:p text:style-name="P6">Management Console</text:p>
          </table:table-cell>
          <table:table-cell table:style-name="Table1.B3" office:value-type="string">
            <text:p text:style-name="P6">The tab/text based console that is used to monitor and control all application functionality</text:p>
          </table:table-cell>
        </table:table-row>
        <table:table-row table:style-name="TableLine259458800">
          <table:table-cell table:style-name="Table1.A6" office:value-type="string">
            <text:p text:style-name="P6">Test Executive</text:p>
          </table:table-cell>
          <table:table-cell table:style-name="Table1.B6" office:value-type="string">
            <text:p text:style-name="P6">The user interface used to automatically sequence all tests and save measurement data to a local database</text:p>
          </table:table-cell>
        </table:table-row>
        <table:table-row table:style-name="TableLine207066032">
          <table:table-cell table:style-name="Table1.A6" office:value-type="string">
            <text:p text:style-name="P7">./.</text:p>
          </table:table-cell>
          <table:table-cell table:style-name="Table1.B6" office:value-type="string">
            <text:p text:style-name="P7"><text:span text:style-name="T40">Path seperat</text:span><text:span text:style-name="T73">o</text:span><text:span text:style-name="T40">r syntax that is equivelant to .\. on Windows systems</text:span></text:p>
          </table:table-cell>
        </table:table-row>
        <table:table-row table:style-name="TableLine207066032">
          <table:table-cell table:style-name="Table1.A6" office:value-type="string">
            <text:p text:style-name="P29">UI</text:p>
          </table:table-cell>
          <table:table-cell table:style-name="Table1.B6" office:value-type="string">
            <text:p text:style-name="P29">Collectively the Management Console and Test Executive user interfaces</text:p>
          </table:table-cell>
        </table:table-row>
      </table:table>
      <text:p text:style-name="P46"><text:span text:style-name="T18"/></text:p>
      <text:h text:style-name="Heading_20_1" text:outline-level="1"><text:bookmark-start text:name="__RefHeading___Toc2505_2052587628"/><text:span text:style-name="T19">The Template Module</text:span><text:bookmark-end text:name="__RefHeading___Toc2505_2052587628"/></text:h>
      <text:p text:style-name="P55">The <text:span text:style-name="T3">TplModule.h/cpp </text:span><text:span text:style-name="T11">files </text:span><text:span text:style-name="T4">define a template module that </text:span><text:span text:style-name="T3">is used as the starting point for all UCF plug-in modules</text:span>.</text:p>
      <text:h text:style-name="P16" text:outline-level="2"><text:bookmark-start text:name="__RefHeading___Toc2507_2052587628"/><text:span text:style-name="T84">Module </text:span><text:span text:style-name="T32">f</text:span><text:span text:style-name="T84">iletype</text:span><text:bookmark-end text:name="__RefHeading___Toc2507_2052587628"/></text:h>
      <text:p text:style-name="P136"><text:span text:style-name="T10">Modules are compiled from a C++ template file and are </text:span>linked into a shared library <text:span text:style-name="T71">(*.so for linux, *.dll for windows)</text:span></text:p>
      <text:h text:style-name="Heading_20_2" text:outline-level="2"><text:bookmark-start text:name="__RefHeading___Toc2509_2052587628"/>Module naming convention<text:bookmark-end text:name="__RefHeading___Toc2509_2052587628"/></text:h>
      <text:p text:style-name="P135"><text:span text:style-name="T10">Modules</text:span> can be renamed to anything that is appropriate. <text:span text:style-name="T71">The UCF loads libraries based on location in a predefined director</text:span><text:span text:style-name="T84">ies</text:span><text:span text:style-name="T71"> and not names.</text:span></text:p>
      <text:h text:style-name="P16" text:outline-level="2"><text:bookmark-start text:name="__RefHeading___Toc2511_2052587628"/><text:span text:style-name="T32">Directory location for m</text:span><text:span text:style-name="T84">odules common to profile families</text:span><text:bookmark-end text:name="__RefHeading___Toc2511_2052587628"/></text:h>
      <text:p text:style-name="P136">Modules<text:span text:style-name="T29"> placed i</text:span><text:span text:style-name="T29">n </text:span><text:span text:style-name="T42">.</text:span><text:span text:style-name="T45">/</text:span><text:span text:style-name="T46">ucfroot/opt/&lt;Profile Family Name&gt;/CommonLibs/</text:span><text:span text:style-name="T43"> </text:span><text:span text:style-name="T44">will be loaded for each profile in the family.</text:span></text:p>
      <text:h text:style-name="P16" text:outline-level="2"><text:bookmark-start text:name="__RefHeading___Toc2513_2052587628"/><text:span text:style-name="T84">Directory location for modules unique to a specified profile</text:span><text:bookmark-end text:name="__RefHeading___Toc2513_2052587628"/></text:h>
      <text:p text:style-name="P136"><text:span text:style-name="T54">Modules placed in </text:span><text:span text:style-name="T35">.</text:span><text:span text:style-name="T34">/</text:span><text:span text:style-name="T36">ucfroot/opt/&lt;Profile Family Name&gt;/</text:span><text:span text:style-name="T1">&lt;Profile Name&gt;</text:span><text:span text:style-name="T36">/</text:span><text:span text:style-name="T39"> </text:span><text:span text:style-name="T54">will be loaded for the specified profile.</text:span></text:p>
      <text:h text:style-name="P16" text:outline-level="2"><text:bookmark-start text:name="__RefHeading___Toc2515_2052587628"/><text:span text:style-name="T84">Directory location for modules that will always load</text:span><text:bookmark-end text:name="__RefHeading___Toc2515_2052587628"/></text:h>
      <text:p text:style-name="P136"><text:span text:style-name="T55">Modules placed in </text:span><text:span text:style-name="T37">.</text:span><text:span text:style-name="T34">/ucfroot/bin/&lt;Release Name&gt;/StaticModules/</text:span> <text:span text:style-name="T55">will be loaded each time the UCF is started.</text:span></text:p>
      <text:h text:style-name="P17" text:outline-level="2" text:is-list-header="true"/>
      <text:h text:style-name="P10" text:outline-level="1"/>
      <text:h text:style-name="P14" text:outline-level="1"><text:bookmark-start text:name="__RefHeading___Toc2519_2052587628"/>UCF Messaging<text:bookmark-end text:name="__RefHeading___Toc2519_2052587628"/></text:h>
      <text:p text:style-name="P56">Th<text:span text:style-name="T68">e template module contains a message handler with specific sections used</text:span><text:span text:style-name="T6"> to implement common test automation tasks.</text:span></text:p>
      <text:h text:style-name="Heading_20_2" text:outline-level="2"><text:bookmark-start text:name="__RefHeading___Toc2521_2052587628"/><text:span text:style-name="T68">M</text:span>essage <text:span text:style-name="T33">h</text:span>andler <text:span text:style-name="T33">f</text:span>unction<text:bookmark-end text:name="__RefHeading___Toc2521_2052587628"/></text:h>
      <text:p text:style-name="P131">The message handler is a function contained in the template module which is named as follows:</text:p>
      <text:p text:style-name="P106"><text:span text:style-name="T17">TplModule</text:span>::Initialize(iSharedLibFramework&lt;iIXmgr&gt;::ModuleStates level,iIXmgr *global_ix) <text:span text:style-name="T74">{ … }</text:span></text:p>
      <text:p text:style-name="P107"><text:span text:style-name="T65">Where: ‘level’ is the message</text:span></text:p>
      <text:h text:style-name="Heading_20_2" text:outline-level="2"><text:bookmark-start text:name="__RefHeading___Toc2523_2052587628"/>Message <text:span text:style-name="T89">i</text:span><text:span text:style-name="T69">ndex</text:span><text:bookmark-end text:name="__RefHeading___Toc2523_2052587628"/></text:h>
      <text:p text:style-name="P132">The UCF initializes a module by sending a sequence of messages in a predefined order to the <text:span text:style-name="T72">message handler in the </text:span>template module.</text:p>
      <text:p text:style-name="P133"/>
      <text:p text:style-name="P123">Messages are sent sequentially from position #1 to #7.</text:p>
      <text:p text:style-name="P124">For each message, its task <text:span text:style-name="T74">and </text:span>position in the initialization sequence is shown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0"><text:span text:style-name="T71">UCF </text:span><text:span text:style-name="T70">Message</text:span><text:span text:style-name="T69"> </text:span></text:p>
          </table:table-cell>
          <table:table-cell table:style-name="Table2.A1" office:value-type="string">
            <text:p text:style-name="P32"><text:span text:style-name="T71">Position</text:span> </text:p>
          </table:table-cell>
          <table:table-cell table:style-name="Table2.A1" office:value-type="string">
            <text:p text:style-name="P31">Task</text:p>
          </table:table-cell>
          <table:table-cell table:style-name="Table2.D1" office:value-type="string">
            <text:p text:style-name="P33">Reference</text:p>
          </table:table-cell>
        </table:table-row>
        <table:table-row table:style-name="TableLine344039424">
          <table:table-cell table:style-name="Table2.A8" office:value-type="string">
            <text:p text:style-name="P42">GetInterfaces</text:p>
          </table:table-cell>
          <table:table-cell table:style-name="Table2.B2" office:value-type="string">
            <text:p text:style-name="P40">1</text:p>
          </table:table-cell>
          <table:table-cell table:style-name="Table2.C2" office:value-type="string">
            <text:p text:style-name="P36">Import interfaces from the UCF framework</text:p>
          </table:table-cell>
          <table:table-cell table:style-name="Table2.D2" office:value-type="string">
            <text:p text:style-name="P41">5.1</text:p>
          </table:table-cell>
        </table:table-row>
        <table:table-row table:style-name="TableLine344039424">
          <table:table-cell table:style-name="Table2.A8" office:value-type="string">
            <text:p text:style-name="P42">StartModule</text:p>
          </table:table-cell>
          <table:table-cell table:style-name="Table2.B3" office:value-type="string">
            <text:p text:style-name="P34">2</text:p>
          </table:table-cell>
          <table:table-cell table:style-name="Table2.C3" office:value-type="string">
            <text:p text:style-name="P36"><text:span text:style-name="T67">Initialize</text:span> <text:span text:style-name="T67">custom code within the</text:span> module</text:p>
          </table:table-cell>
          <table:table-cell table:style-name="Table2.D3" office:value-type="string">
            <text:p text:style-name="P41">5.2</text:p>
          </table:table-cell>
        </table:table-row>
        <table:table-row table:style-name="TableLine344039424">
          <table:table-cell table:style-name="Table2.A8" office:value-type="string">
            <text:p text:style-name="P42">MakeExternalConnections</text:p>
          </table:table-cell>
          <table:table-cell table:style-name="Table2.B4" office:value-type="string">
            <text:p text:style-name="P34">3</text:p>
          </table:table-cell>
          <table:table-cell table:style-name="Table2.C4" office:value-type="string">
            <text:p text:style-name="P37"><text:span text:style-name="T68">C</text:span><text:span text:style-name="T72">reate c</text:span><text:span text:style-name="T68">onnect</text:span><text:span text:style-name="T72">ions</text:span><text:span text:style-name="T68"> to </text:span>external instrument<text:span text:style-name="T68">ation</text:span> </text:p>
            <text:p text:style-name="P37">(RS232, Ethernet, etc)</text:p>
          </table:table-cell>
          <table:table-cell table:style-name="Table2.D4" office:value-type="string">
            <text:p text:style-name="P41">5.3</text:p>
          </table:table-cell>
        </table:table-row>
        <table:table-row table:style-name="TableLine344039424">
          <table:table-cell table:style-name="Table2.A8" office:value-type="string">
            <text:p text:style-name="P42">Start Processes</text:p>
          </table:table-cell>
          <table:table-cell table:style-name="Table2.B5" office:value-type="string">
            <text:p text:style-name="P34">4</text:p>
          </table:table-cell>
          <table:table-cell table:style-name="Table2.C5" office:value-type="string">
            <text:p text:style-name="P36">Initializ<text:span text:style-name="T66">e</text:span> <text:span text:style-name="T67">external test </text:span><text:span text:style-name="T68">instrumentation</text:span></text:p>
          </table:table-cell>
          <table:table-cell table:style-name="Table2.D5" office:value-type="string">
            <text:p text:style-name="P41">5.4</text:p>
          </table:table-cell>
        </table:table-row>
        <table:table-row table:style-name="TableLine344039424">
          <table:table-cell table:style-name="Table2.A8" office:value-type="string">
            <text:p text:style-name="P42">Activate</text:p>
          </table:table-cell>
          <table:table-cell table:style-name="Table2.B6" office:value-type="string">
            <text:p text:style-name="P34">5</text:p>
          </table:table-cell>
          <table:table-cell table:style-name="Table2.C6" office:value-type="string">
            <text:p text:style-name="P36">Activat<text:span text:style-name="T67">e / wake-up</text:span> the<text:span text:style-name="T67"> test </text:span>system</text:p>
          </table:table-cell>
          <table:table-cell table:style-name="Table2.D6" office:value-type="string">
            <text:p text:style-name="P41">5.5</text:p>
          </table:table-cell>
        </table:table-row>
        <table:table-row table:style-name="TableLine344039424">
          <table:table-cell table:style-name="Table2.A8" office:value-type="string">
            <text:p text:style-name="P42">SetToIdle</text:p>
          </table:table-cell>
          <table:table-cell table:style-name="Table2.B7" office:value-type="string">
            <text:p text:style-name="P34">6</text:p>
          </table:table-cell>
          <table:table-cell table:style-name="Table2.C7" office:value-type="string">
            <text:p text:style-name="P36">Set the <text:span text:style-name="T67">test </text:span>system to an idle state</text:p>
          </table:table-cell>
          <table:table-cell table:style-name="Table2.D7" office:value-type="string">
            <text:p text:style-name="P41">5.6</text:p>
          </table:table-cell>
        </table:table-row>
        <table:table-row table:style-name="TableLine344039424">
          <table:table-cell table:style-name="Table2.A8" office:value-type="string">
            <text:p text:style-name="P43">Shutdown</text:p>
          </table:table-cell>
          <table:table-cell table:style-name="Table2.B8" office:value-type="string">
            <text:p text:style-name="P35">7<text:span text:style-name="T86">**</text:span></text:p>
          </table:table-cell>
          <table:table-cell table:style-name="Table2.C8" office:value-type="string">
            <text:p text:style-name="P36">Shutting down the <text:span text:style-name="T67">test</text:span> system</text:p>
          </table:table-cell>
          <table:table-cell table:style-name="Table2.D8" office:value-type="string">
            <text:p text:style-name="P41">5.7</text:p>
          </table:table-cell>
        </table:table-row>
        <table:table-row table:style-name="TableLine344039424">
          <table:table-cell table:style-name="Table2.A9" office:value-type="string">
            <text:p text:style-name="P38"/>
          </table:table-cell>
          <table:table-cell table:style-name="Table2.B9" office:value-type="string">
            <text:p text:style-name="P34"/>
          </table:table-cell>
          <table:table-cell table:style-name="Table2.C9" office:value-type="string">
            <text:p text:style-name="P38"/>
          </table:table-cell>
          <table:table-cell table:style-name="Table2.D9" office:value-type="string">
            <text:p text:style-name="P39"/>
          </table:table-cell>
        </table:table-row>
      </table:table>
      <text:p text:style-name="P127"><text:span text:style-name="T85">** </text:span><text:span text:style-name="T83">This message is sent when the UCF application is closing</text:span></text:p>
      <text:h text:style-name="P18" text:outline-level="2" text:is-list-header="true"/>
      <text:h text:style-name="P13" text:outline-level="1"><text:bookmark-start text:name="__RefHeading___Toc2525_2052587628"/>Message Definitions<text:bookmark-end text:name="__RefHeading___Toc2525_2052587628"/></text:h>
      <text:p text:style-name="P54"><text:span text:style-name="T51">The </text:span><text:span text:style-name="T52">UCF </text:span><text:span text:style-name="T53">sends messages to the template module on startup and shutdown. <text:s/>This section contains the definitions and purpose of each message.</text:span></text:p>
      <text:h text:style-name="Heading_20_2" text:outline-level="2"><text:bookmark-start text:name="__RefHeading___Toc2527_2052587628"/>GetInterfaces<text:bookmark-end text:name="__RefHeading___Toc2527_2052587628"/></text:h>
      <text:p text:style-name="P131">This message notifies the module to <text:span text:style-name="T13">import</text:span> any interfaces from the UCF that are necessary for correct functionality.</text:p>
      <text:h text:style-name="P24" text:outline-level="3"><text:bookmark-start text:name="__RefHeading___Toc2529_2052587628"/>Message Handler Code<text:bookmark-end text:name="__RefHeading___Toc2529_2052587628"/></text:h>
      <text:p text:style-name="P79"><text:span text:style-name="T47">case(state::</text:span><text:span text:style-name="T48">GetInterfaces</text:span><text:span text:style-name="T47">):</text:span></text:p>
      <text:p text:style-name="P105"><text:tab/><text:tab/> <text:s text:c="4"/><text:span text:style-name="T57">/* Get the interfaces previously registered by the framework and other modules */</text:span></text:p>
      <text:p text:style-name="P57"/>
      <text:p text:style-name="P109">SetBaseInterfaces(global_ix,ModuleId);</text:p>
      <text:p text:style-name="P58"><text:s text:c="14"/><text:span text:style-name="T57"><text:s text:c="2"/>/* <text:s/>Configure standard/required interfaces */</text:span></text:p>
      <text:p text:style-name="P57"/>
      <text:p text:style-name="P109">TheSystem=global_ix-&gt;iGet&lt;iStdIOChannelSystem&gt;(ModuleId, "Unable to find System interface");</text:p>
      <text:p text:style-name="P87">TheTestExec=global_ix-&gt;iGet&lt;iTestUtility&gt; (ModuleId);</text:p>
      <text:p text:style-name="P88"><text:span text:style-name="T57"><text:s/>/* <text:s/>Get interfaces to the Standard IO Module and Test Executive */</text:span></text:p>
      <text:p text:style-name="P88">break;</text:p>
      <text:h text:style-name="Heading_20_3" text:outline-level="3"><text:bookmark-start text:name="__RefHeading___Toc2531_2052587628"/>Purpose<text:bookmark-end text:name="__RefHeading___Toc2531_2052587628"/></text:h>
      <text:p text:style-name="P118">The UCF operates using any number of modules that have no knowledge of each other other than <text:span text:style-name="T87">virtual </text:span>interfaces that are <text:span text:style-name="T12">exported</text:span> to the UCF. </text:p>
      <text:p text:style-name="P122"><text:span text:style-name="T76">This message is a notification that all other modules have exported their interface</text:span><text:span text:style-name="T90">s</text:span><text:span text:style-name="T76"> which can now be imported as ne</text:span><text:span text:style-name="T14">eded</text:span><text:span text:style-name="T76">.</text:span></text:p>
      <text:h text:style-name="Heading_20_3" text:outline-level="3"><text:bookmark-start text:name="__RefHeading___Toc2533_2052587628"/><text:span text:style-name="T2">A</text:span>n example<text:bookmark-end text:name="__RefHeading___Toc2533_2052587628"/></text:h>
      <text:p text:style-name="P121">A template module may need resources contained in a system or test executive module and uses those resources by importing critical virtual interfaces.</text:p>
      <text:p text:style-name="P66"/>
      <text:h text:style-name="Heading_20_2" text:outline-level="2"><text:bookmark-start text:name="__RefHeading___Toc2535_2052587628"/>StartModule<text:bookmark-end text:name="__RefHeading___Toc2535_2052587628"/></text:h>
      <text:p text:style-name="P130">This message <text:span text:style-name="T77">is a notification that all modules have exported </text:span><text:span text:style-name="T91">all </text:span><text:span text:style-name="T77">interfaces.</text:span></text:p>
      <text:h text:style-name="Heading_20_3" text:outline-level="3"><text:bookmark-start text:name="__RefHeading___Toc2537_2052587628"/>Message Handler Code<text:bookmark-end text:name="__RefHeading___Toc2537_2052587628"/></text:h>
      <text:p text:style-name="P80"><text:span text:style-name="T47">case(state::StartModule):</text:span></text:p>
      <text:p text:style-name="P103"><text:tab/><text:tab/><text:tab/><text:span text:style-name="T57">/* Initializations and/or configurations</text:span></text:p>
      <text:p text:style-name="P63"><text:s text:c="16"/>1. <text:s/>configure stdouts out/sys/trace</text:p>
      <text:p text:style-name="P63"><text:s text:c="16"/>2. <text:s/>register keyboard commands</text:p>
      <text:p text:style-name="P63"><text:s text:c="16"/>3. <text:s/>register test steps</text:p>
      <text:p text:style-name="P63"><text:s text:c="16"/>*/</text:p>
      <text:p text:style-name="P89">Start();</text:p>
      <text:p text:style-name="P93">* <text:span text:style-name="T77">call a sub-function to do initializations */</text:span></text:p>
      <text:p text:style-name="P99">break;</text:p>
      <text:h text:style-name="P19" text:outline-level="3"><text:bookmark-start text:name="__RefHeading___Toc2539_2052587628"/>Purpose<text:bookmark-end text:name="__RefHeading___Toc2539_2052587628"/></text:h>
      <text:p text:style-name="P117"><text:span text:style-name="T8">A module that imports interfaces can only be initialized after all modules have both exported / imported interfaces as necessary</text:span>. <text:span text:style-name="T77">This message is a notification that all imported interfaces can be used </text:span><text:span text:style-name="T15">as needed</text:span><text:span text:style-name="T77">.</text:span> </text:p>
      <text:h text:style-name="P27" text:outline-level="3"/>
      <text:h text:style-name="P26" text:outline-level="3"><text:bookmark-start text:name="__RefHeading___Toc2541_2052587628"/><text:span text:style-name="T5">E</text:span>xample<text:bookmark-end text:name="__RefHeading___Toc2541_2052587628"/></text:h>
      <text:p text:style-name="P77">int TplModule::Start() {</text:p>
      <text:p text:style-name="P28">StdOutConsole.Configure(StdOut,StdOut-&gt;GetRegisteredConsoleHandle("StdOut"));</text:p>
      <text:p text:style-name="P85">StdSysConsole.Configure(StdOut,StdOut-&gt;GetRegisteredConsoleHandle("StdSys"));</text:p>
      <text:p text:style-name="P85">StdTraceConsole.Configure(StdOut,StdOut-&gt;GetRegisteredConsoleHandle("StdTrace"));</text:p>
      <text:p text:style-name="P85"><text:span text:style-name="T57">/* <text:s/>Configure the text output channels */ <text:s/></text:span><text:s/></text:p>
      <text:p text:style-name="P48"/>
      <text:p text:style-name="P82"><text:s text:c="8"/>Cmds-&gt;RegisterApplicationCmd <text:s text:c="3"/>(</text:p>
      <text:p text:style-name="P112">"Command1",<text:tab/> <text:s text:c="3"/></text:p>
      <text:p text:style-name="P112">new Ucfx(&amp;TplModule::ACommandLineDirective, this), <text:s text:c="3"/></text:p>
      <text:p text:style-name="P112">"(param1,param2)\tA demo command line directive"</text:p>
      <text:p text:style-name="P113"><text:span text:style-name="T75">);</text:span></text:p>
      <text:p text:style-name="P114">/* <text:s/><text:span text:style-name="T78">Register a command line directive */</text:span></text:p>
      <text:p text:style-name="P101">return(1);</text:p>
      <text:p text:style-name="P83">}</text:p>
      <text:h text:style-name="Heading_20_2" text:outline-level="2"><text:bookmark-start text:name="__RefHeading___Toc2543_2052587628"/><text:span text:style-name="T26">Make</text:span><text:span text:style-name="T20">External</text:span><text:span text:style-name="T26">Connections</text:span><text:bookmark-end text:name="__RefHeading___Toc2543_2052587628"/></text:h>
      <text:p text:style-name="P134"><text:span text:style-name="T26">T</text:span><text:span text:style-name="T25">his message is a notification to create connections/handles to external instrumentation that will be controlled from this module.</text:span></text:p>
      <text:h text:style-name="Heading_20_3" text:outline-level="3"><text:bookmark-start text:name="__RefHeading___Toc2545_2052587628"/><text:span text:style-name="T26">M</text:span><text:span text:style-name="T25">essage Handler Code</text:span><text:bookmark-end text:name="__RefHeading___Toc2545_2052587628"/></text:h>
      <text:p text:style-name="P81"><text:span text:style-name="T47">case(state::</text:span><text:span text:style-name="T49">MakeExternalConnections</text:span><text:span text:style-name="T47">):</text:span></text:p>
      <text:p text:style-name="P104"><text:tab/><text:tab/><text:tab/><text:span text:style-name="T57">/* <text:s/></text:span><text:span text:style-name="T58">Create connections to external instrumentation </text:span><text:span text:style-name="T57">*/</text:span></text:p>
      <text:p text:style-name="P102">SerialPort1=TheSystem-&gt;RegisterIOChannelDevice(1,"A generic <text:span text:style-name="T79">RS232</text:span> channel")</text:p>
      <text:p text:style-name="P100"><text:span text:style-name="T28">break;</text:span></text:p>
      <text:h text:style-name="Heading_20_3" text:outline-level="3"><text:bookmark-start text:name="__RefHeading___Toc2547_2052587628"/>Purpose<text:bookmark-end text:name="__RefHeading___Toc2547_2052587628"/></text:h>
      <text:p text:style-name="P115">All Instrumentation connections are made here, before any instrument initializations are made to force and ‘early’ system failure to save debug and verification time</text:p>
      <text:h text:style-name="Heading_20_2" text:outline-level="2"><text:bookmark-start text:name="__RefHeading___Toc2549_2052587628"/><text:span text:style-name="T22">StartProcesses</text:span><text:bookmark-end text:name="__RefHeading___Toc2549_2052587628"/></text:h>
      <text:p text:style-name="P129"><text:span text:style-name="T21">This message is sent to notify the module that all i</text:span><text:span text:style-name="T23">nternal configurations</text:span><text:span text:style-name="T21"> and connections have been made, and </text:span><text:span text:style-name="T23">test </text:span><text:span text:style-name="T21">system initialization can proceed.</text:span></text:p>
      <text:h text:style-name="Heading_20_3" text:outline-level="3"><text:bookmark-start text:name="__RefHeading___Toc2551_2052587628"/>Message Handler Code<text:bookmark-end text:name="__RefHeading___Toc2551_2052587628"/></text:h>
      <text:p text:style-name="P76">case(state::StartProcesses):</text:p>
      <text:p text:style-name="P67"><text:span text:style-name="T57">/* <text:s/>autostart any runt-ime processes */</text:span></text:p>
      <text:p text:style-name="P96">SetStaticConfiguration();</text:p>
      <text:p text:style-name="P84"><text:span text:style-name="T57">/* </text:span><text:span text:style-name="T59">Initiate short and simple configurations</text:span><text:span text:style-name="T57"> */</text:span></text:p>
      <text:p text:style-name="P96">startup_thread=std::thread(&amp;TplModule::ThreadedStartup,this,global_ix);</text:p>
      <text:p text:style-name="P84">startup_thread.detach();</text:p>
      <text:p text:style-name="P92">/* <text:s/>start lengthy external initializations or configurations <text:span text:style-name="T80">in the ‘ThreadedStartup’ function</text:span> */</text:p>
      <text:p text:style-name="P96">break;</text:p>
      <text:h text:style-name="Heading_20_3" text:outline-level="3"><text:bookmark-start text:name="__RefHeading___Toc2553_2052587628"/>Purpose<text:bookmark-end text:name="__RefHeading___Toc2553_2052587628"/></text:h>
      <text:p text:style-name="P116">In cases where it is a lengthy process to initialize test instrumentation, the initialization is done in a seperate thread in order to maintain UI responsivenes<text:span text:style-name="T93">s</text:span> (progress bar and text messages).</text:p>
      <text:h text:style-name="P20" text:outline-level="3"/>
      <text:h text:style-name="P25" text:outline-level="3"><text:bookmark-start text:name="__RefHeading___Toc2555_2052587628"/>Example<text:bookmark-end text:name="__RefHeading___Toc2555_2052587628"/></text:h>
      <text:p text:style-name="P120">Any and all exceptions that are thrown <text:span text:style-name="T34">MUST</text:span> be caught within this function.</text:p>
      <text:p text:style-name="P78">void TplModule::ThreadedStartup(iIXmgr *ix) {</text:p>
      <text:p text:style-name="P71">/* <text:s/>Perform any system initializations or configurations on startup that might tie up the main thread of execution </text:p>
      <text:p text:style-name="P71"><text:s text:c="7"/>*/</text:p>
      <text:p text:style-name="P86">try {</text:p>
      <text:p text:style-name="P111">TheAppEngine-&gt;IncrementActiveThreadCount();</text:p>
      <text:p text:style-name="P111">InitializeAndConfigureTheSystem(...);</text:p>
      <text:p text:style-name="P110"><text:span text:style-name="T57">/* <text:s/>An example call */</text:span></text:p>
      <text:p text:style-name="P86">}</text:p>
      <text:p text:style-name="P86">catch(IOString msg) {</text:p>
      <text:p text:style-name="P111">TheAppEngine-&gt;iErrorManager()-&gt;SetHardError(msg);</text:p>
      <text:p text:style-name="P86">}</text:p>
      <text:p text:style-name="P86">catch(...) {</text:p>
      <text:p text:style-name="P111">TheAppEngine-&gt;iErrorManager()-&gt;SetHardError("Unknown exception while initializing the system");</text:p>
      <text:p text:style-name="P86">}</text:p>
      <text:p text:style-name="P97">TheAppEngine-&gt;DecrementActiveThreadCount();</text:p>
      <text:p text:style-name="P68">}</text:p>
      <text:h text:style-name="Heading_20_2" text:outline-level="2"><text:bookmark-start text:name="__RefHeading___Toc2557_2052587628"/>Activate<text:bookmark-end text:name="__RefHeading___Toc2557_2052587628"/></text:h>
      <text:p text:style-name="P50">This optional message is sent at the end of the test system initialization state to bring it out of a ‘sleep’ state if/when necessary.</text:p>
      <text:h text:style-name="P21" text:outline-level="3"><text:bookmark-start text:name="__RefHeading___Toc2559_2052587628"/><text:span text:style-name="T26">M</text:span><text:span text:style-name="T25">essage Handler Code</text:span><text:bookmark-end text:name="__RefHeading___Toc2559_2052587628"/></text:h>
      <text:p text:style-name="P74">case(state::Activate):</text:p>
      <text:p text:style-name="P108">/* <text:s/>wake up an idle module </text:p>
      <text:p text:style-name="P94">1. bring any external systems out of a sleep state as required</text:p>
      <text:p text:style-name="P94">*/</text:p>
      <text:p text:style-name="P90">...</text:p>
      <text:p text:style-name="P95"><text:span text:style-name="T27">break;</text:span></text:p>
      <text:h text:style-name="Heading_20_2" text:outline-level="2"><text:bookmark-start text:name="__RefHeading___Toc2561_2052587628"/>SetToIdle<text:bookmark-end text:name="__RefHeading___Toc2561_2052587628"/></text:h>
      <text:p text:style-name="P51">This optional message is sent to set a test system to an idle state to begin testing.</text:p>
      <text:h text:style-name="Heading_20_3" text:outline-level="3"><text:bookmark-start text:name="__RefHeading___Toc2563_2052587628"/><text:span text:style-name="T26">M</text:span><text:span text:style-name="T25">essage Handler Code</text:span><text:bookmark-end text:name="__RefHeading___Toc2563_2052587628"/></text:h>
      <text:p text:style-name="P73">case(state::SetToIdle):</text:p>
      <text:p text:style-name="P69">/* set the module and external systems to an idle state */</text:p>
      <text:p text:style-name="P98">SetToIdle();</text:p>
      <text:p text:style-name="P47"><text:tab/><text:tab/><text:tab/> <text:s text:c="3"/>break;</text:p>
      <text:h text:style-name="P22" text:outline-level="3"><text:bookmark-start text:name="__RefHeading___Toc2565_2052587628"/><text:span text:style-name="T24">Example</text:span><text:bookmark-end text:name="__RefHeading___Toc2565_2052587628"/></text:h>
      <text:p text:style-name="P119">Prior to starting a test sequence, the outputs of all system power supplies are disabled.</text:p>
      <text:h text:style-name="P15" text:outline-level="2"><text:bookmark-start text:name="__RefHeading___Toc2567_2052587628"/>S<text:span text:style-name="T31">hutdown</text:span><text:bookmark-end text:name="__RefHeading___Toc2567_2052587628"/></text:h>
      <text:p text:style-name="P51"><text:span text:style-name="T9">This message is sent when the UCF application is closed</text:span>.</text:p>
      <text:h text:style-name="P22" text:outline-level="3"><text:bookmark-start text:name="__RefHeading___Toc2569_2052587628"/><text:span text:style-name="T26">M</text:span><text:span text:style-name="T25">essage Handler Code</text:span><text:bookmark-end text:name="__RefHeading___Toc2569_2052587628"/></text:h>
      <text:p text:style-name="P75">case(state::<text:span text:style-name="T81">Shutdown</text:span>):</text:p>
      <text:p text:style-name="P70">/* set the module and external systems to an idle state */</text:p>
      <text:p text:style-name="P91">...</text:p>
      <text:p text:style-name="P47"><text:tab/><text:tab/><text:tab/> <text:s text:c="3"/>break;</text:p>
      <text:h text:style-name="P22" text:outline-level="3"><text:bookmark-start text:name="__RefHeading___Toc2571_2052587628"/><text:span text:style-name="T24">Example</text:span><text:bookmark-end text:name="__RefHeading___Toc2571_2052587628"/></text:h>
      <text:p text:style-name="P119">When the application is shutting down, do a software cleanup of any allocated system handles, etc.</text:p>
      <text:h text:style-name="P13" text:outline-level="1"><text:bookmark-start text:name="__RefHeading___Toc2573_2052587628"/>Misc Template Module Configurations<text:bookmark-end text:name="__RefHeading___Toc2573_2052587628"/></text:h>
      <text:h text:style-name="Heading_20_2" text:outline-level="2"><text:bookmark-start text:name="__RefHeading___Toc2575_2052587628"/>Defining the module name and description<text:bookmark-end text:name="__RefHeading___Toc2575_2052587628"/></text:h>
      <text:p text:style-name="P49">The module is named and described in the following declaration and function call<text:span text:style-name="T82">s. This is the information that will be displayed on startup, and when invoking the ‘ls-mod’ / ‘status’ command.</text:span></text:p>
      <text:p text:style-name="P44"/>
      <text:p text:style-name="P59">TplModule <text:tab/>TheModule (<text:span text:style-name="T56">"This is the name that will be displayed to identify this module"</text:span>);</text:p>
      <text:p text:style-name="P59"/>
      <text:p text:style-name="P59">const char* TplModule::<text:span text:style-name="T34">GetDescription</text:span>() {</text:p>
      <text:p text:style-name="P61">/* <text:s/>return a module description and build date to the framework */</text:p>
      <text:p text:style-name="P59"/>
      <text:p text:style-name="P59"><text:s text:c="4"/><text:tab/>static IOString desc(<text:span text:style-name="T56">"This module implements a generic UniConsole module.\nV100122\nBuild date = </text:span>");</text:p>
      <text:p text:style-name="P59"><text:tab/>desc+=__DATE__;</text:p>
      <text:p text:style-name="P59"/>
      <text:p text:style-name="P59"><text:s text:c="4"/><text:tab/>return(desc);</text:p>
      <text:p text:style-name="P53"><text:tab/><text:tab/><text:tab/>}</text:p>
      <text:h text:style-name="Heading_20_2" text:outline-level="2"><text:bookmark-start text:name="__RefHeading___Toc2577_2052587628"/><text:span text:style-name="T61">Exporting interfaces </text:span><text:span text:style-name="T30">to</text:span><text:span text:style-name="T61"> </text:span>the UCF framework<text:bookmark-end text:name="__RefHeading___Toc2577_2052587628"/></text:h>
      <text:p text:style-name="P52"><text:span text:style-name="T63">Interfaces are </text:span><text:span text:style-name="T16">exported to</text:span><text:span text:style-name="T63"> the UCF at the shared library entry point. <text:s/></text:span><text:span text:style-name="T62">A reference to the module is returned to the UCF framework. </text:span></text:p>
      <text:p text:style-name="P128"><text:span text:style-name="T64">Exporting virtual interfaces is beyond the scope of this guide.</text:span></text:p>
      <text:p text:style-name="P64">iSharedLibFramework&lt;iIXmgr&gt;* <text:span text:style-name="T34">GetEntryPoint</text:span>(iIXmgr *local_ix,unsigned module_id) {</text:p>
      <text:p text:style-name="P62">/* <text:s/>Export any interfaces that need to be visible to the UCF framework */</text:p>
      <text:p text:style-name="P72">TheModule.ModuleId=module_id;</text:p>
      <text:p text:style-name="P65"><text:span text:style-name="T47">local_ix</text:span></text:p>
      <text:p text:style-name="P84">-&gt;iSet&lt;iTestExec_1u&gt;(&amp;TheModule)</text:p>
      <text:p text:style-name="P84">-&gt;iSet&lt;iTestUtility&gt;(&amp;TheModule);</text:p>
      <text:p text:style-name="P64"><text:s text:c="4"/>return(&amp;TheModule); </text:p>
      <text:p text:style-name="P60">}</text:p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598in" fo:margin-right="0in" fo:margin-top="0in" fo:margin-bottom="0.0201in" style:contextual-spacing="false" fo:line-height="100%" fo:text-indent="0in" style:auto-text-indent="false"/>
      <style:text-properties style:font-name="Liberation Sans1" fo:font-family="'Liberation Sans'" style:font-style-name="Regular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>
        <style:tab-stops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5in" fo:margin-right="0in" fo:margin-top="0.1402in" fo:margin-bottom="0.0402in" style:contextual-spacing="false" fo:text-indent="-0.5in" style:auto-text-indent="false" style:page-number="auto">
        <style:tab-stops/>
      </style:paragraph-properties>
      <style:text-properties fo:font-size="75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in" fo:margin-right="0in" fo:margin-top="0.0598in" fo:margin-bottom="0.0402in" style:contextual-spacing="false" fo:text-indent="-0.2598in" style:auto-text-indent="false">
        <style:tab-stops/>
      </style:paragraph-properties>
      <style:text-properties fo:font-size="7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598in" fo:margin-bottom="0in" style:contextual-spacing="false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2:19:48.153473383</meta:creation-date>
    <meta:editing-duration>PT4H49M16S</meta:editing-duration>
    <meta:editing-cycles>27</meta:editing-cycles>
    <meta:generator>LibreOffice/7.1.3.2$Linux_X86_64 LibreOffice_project/47f78053abe362b9384784d31a6e56f8511eb1c1</meta:generator>
    <dc:title>UcfMiniDocs</dc:title>
    <dc:date>2023-02-06T20:28:21.042743502</dc:date>
    <meta:document-statistic meta:table-count="2" meta:image-count="0" meta:object-count="0" meta:page-count="7" meta:paragraph-count="233" meta:word-count="1370" meta:character-count="9872" meta:non-whitespace-character-count="8530"/>
    <meta:template xlink:type="simple" xlink:actuate="onRequest" xlink:title="UcfMiniDocs" xlink:href="../../../../../../Templates/UcfMiniDocs.ott" meta:date="2023-02-05T22:19:47.175702359"/>
  </office:meta>
</office:document-meta>
</file>